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sans-serif" svg:font-family="sans-serif"/>
    <style:font-face style:name="Droid Sans Devanagari1" svg:font-family="'Droid Sans Devanagari'" style:font-family-generic="swis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officeooo:rsid="0013d415" officeooo:paragraph-rsid="0013d415"/>
    </style:style>
    <style:style style:name="P2" style:family="paragraph" style:parent-style-name="Text_20_body">
      <style:text-properties officeooo:rsid="00119dc4" officeooo:paragraph-rsid="00119dc4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ext_20_body" style:list-style-name="L1">
      <style:text-properties officeooo:rsid="00119dc4" officeooo:paragraph-rsid="00119dc4"/>
    </style:style>
    <style:style style:name="P5" style:family="paragraph" style:parent-style-name="Text_20_body">
      <style:text-properties officeooo:rsid="0016c69f" officeooo:paragraph-rsid="0016c69f"/>
    </style:style>
    <style:style style:name="P6" style:family="paragraph" style:parent-style-name="Text_20_body">
      <style:text-properties officeooo:rsid="00180c38" officeooo:paragraph-rsid="00180c38"/>
    </style:style>
    <style:style style:name="P7" style:family="paragraph" style:parent-style-name="Heading_20_1">
      <style:paragraph-properties fo:break-before="page"/>
      <style:text-properties officeooo:paragraph-rsid="0013d415"/>
    </style:style>
    <style:style style:name="T1" style:family="text">
      <style:text-properties officeooo:rsid="00119dc4"/>
    </style:style>
    <style:style style:name="T2" style:family="text">
      <style:text-properties officeooo:rsid="00180876"/>
    </style:style>
    <style:style style:name="T3" style:family="text">
      <style:text-properties officeooo:rsid="00180c3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PS2000: Compiler Theory and Practice <text:span text:style-name="T1">Assignment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112_471659520" text:style-name="Index_20_Link" text:visited-style-name="Index_20_Link">Task 1<text:tab/>1</text:a></text:p>
          <text:p text:style-name="P3"><text:a xlink:type="simple" xlink:href="#__RefHeading___Toc114_471659520" text:style-name="Index_20_Link" text:visited-style-name="Index_20_Link">Task 2<text:tab/>1</text:a></text:p>
          <text:p text:style-name="P3"><text:a xlink:type="simple" xlink:href="#__RefHeading___Toc116_471659520" text:style-name="Index_20_Link" text:visited-style-name="Index_20_Link">Task 3<text:tab/>1</text:a></text:p>
          <text:p text:style-name="P3"><text:a xlink:type="simple" xlink:href="#__RefHeading___Toc118_471659520" text:style-name="Index_20_Link" text:visited-style-name="Index_20_Link">Task 4<text:tab/>1</text:a></text:p>
          <text:p text:style-name="P3"><text:a xlink:type="simple" xlink:href="#__RefHeading___Toc120_471659520" text:style-name="Index_20_Link" text:visited-style-name="Index_20_Link">Task 5<text:tab/>1</text:a></text:p>
          <text:p text:style-name="P3"><text:a xlink:type="simple" xlink:href="#__RefHeading___Toc122_471659520" text:style-name="Index_20_Link" text:visited-style-name="Index_20_Link">Task 6<text:tab/>1</text:a></text:p>
        </text:index-body>
      </text:table-of-content>
      <text:p text:style-name="Text_20_body"/>
      <text:p text:style-name="P2">In your report include:</text:p>
      <text:list xml:id="list8162990388638498148" text:style-name="L1">
        <text:list-item>
          <text:p text:style-name="P4">any deviations from the original EBNF, </text:p>
        </text:list-item>
        <text:list-item>
          <text:p text:style-name="P4">the salient points on how you developed the lexer / parser / interpreter (and reasons behind any decisions you took) including semantic rules and code execution, </text:p>
        </text:list-item>
        <text:list-item>
          <text:p text:style-name="P4">any sample MiniLang programs you developed for testing the outcome of your compiler – include what you are testing for, insert the program AST and the outcome of your test.</text:p>
        </text:list-item>
      </text:list>
      <text:p text:style-name="Text_20_body"/>
      <text:h text:style-name="P7" text:outline-level="1"><text:bookmark-start text:name="__RefHeading___Toc112_471659520"/>Task 1<text:bookmark-end text:name="__RefHeading___Toc112_471659520"/></text:h>
      <text:p text:style-name="P5">First, the following tokens were identified:<text:line-break/><text:span text:style-name="T2">TOK_EOF, TOK_STRING, TOK_NUMBER, TOK_ARITHMETIC_OP, TOK_RELATIONAL_OP, TOK_IDENTIFIER, TOK_KEYWORD, TOK_ASSIGNMENT_OP, TOK_WHITESPACE, TOK_COMMENT</text:span></text:p>
      <text:p text:style-name="P6">Then regular expressions were used to define the set of strings associated with each token type.</text:p>
      <text:p text:style-name="P6">TOK_WHITESPACE → (blank | tab | newline)+<text:line-break/></text:p>
      <text:h text:style-name="Heading_20_1" text:outline-level="1"><text:bookmark-start text:name="__RefHeading___Toc114_471659520"/>Task 2<text:bookmark-end text:name="__RefHeading___Toc114_471659520"/></text:h>
      <text:h text:style-name="Heading_20_1" text:outline-level="1"><text:bookmark-start text:name="__RefHeading___Toc116_471659520"/>Task 3<text:bookmark-end text:name="__RefHeading___Toc116_471659520"/></text:h>
      <text:h text:style-name="Heading_20_1" text:outline-level="1"><text:bookmark-start text:name="__RefHeading___Toc118_471659520"/>Task 4<text:bookmark-end text:name="__RefHeading___Toc118_471659520"/></text:h>
      <text:h text:style-name="Heading_20_1" text:outline-level="1"><text:bookmark-start text:name="__RefHeading___Toc120_471659520"/>Task 5<text:bookmark-end text:name="__RefHeading___Toc120_471659520"/></text:h>
      <text:h text:style-name="Heading_20_1" text:outline-level="1"><text:bookmark-start text:name="__RefHeading___Toc122_471659520"/>Task 6<text:bookmark-end text:name="__RefHeading___Toc122_471659520"/></text:h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sans-serif" svg:font-family="sans-serif"/>
    <style:font-face style:name="Droid Sans Devanagari1" svg:font-family="'Droid Sans Devanagari'" style:font-family-generic="swis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Nimbus Roman No9 L" fo:font-family="'Nimbus Roman No9 L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d415" officeooo:paragraph-rsid="0013d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chael Vella Zarb 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3:10:25.999177141</meta:creation-date>
    <meta:generator>LibreOffice/5.2.5.1$Linux_X86_64 LibreOffice_project/20m0$Build-1</meta:generator>
    <dc:date>2017-05-18T16:19:34.546448470</dc:date>
    <meta:editing-duration>PT13M42S</meta:editing-duration>
    <meta:editing-cycles>8</meta:editing-cycles>
    <meta:document-statistic meta:table-count="0" meta:image-count="0" meta:object-count="0" meta:page-count="2" meta:paragraph-count="22" meta:word-count="150" meta:character-count="899" meta:non-whitespace-character-count="768"/>
  </office:meta>
</office:document-meta>
</file>